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5492in" fo:break-before="auto" style:use-optimal-row-height="false"/>
    </style:style>
    <style:style style:name="ro8" style:family="table-row">
      <style:table-row-properties style:row-height="0.3728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507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0.4661in" fo:break-before="auto" style:use-optimal-row-height="false"/>
    </style:style>
    <style:style style:name="ro15" style:family="table-row">
      <style:table-row-properties style:row-height="0.4346in" fo:break-before="auto" style:use-optimal-row-height="false"/>
    </style:style>
    <style:style style:name="ro16" style:family="table-row">
      <style:table-row-properties style:row-height="0.4244in" fo:break-before="auto" style:use-optimal-row-height="false"/>
    </style:style>
    <style:style style:name="ro17" style:family="table-row">
      <style:table-row-properties style:row-height="0.4453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b91" style:text-align-source="fix" style:repeat-content="false"/>
      <style:paragraph-properties fo:text-align="center" fo:margin-left="0in"/>
      <style:text-properties fo:font-size="32pt" style:font-size-asian="32pt" style:font-size-complex="32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ab9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6" table:number-rows-spanned="2">
            <text:p>Darryl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 table:number-columns-spanned="4" table:number-rows-spanned="1">
            <text:p><text:s/>Functional requirements</text:p>
          </table:table-cell>
          <table:covered-table-cell table:number-columns-repeated="3"/>
          <table:table-cell office:value-type="string" calcext:value-type="string">
            <text:p>Workloa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12</text:p>
          </table:table-cell>
          <table:table-cell office:value-type="string" calcext:value-type="string" table:number-columns-spanned="4" table:number-rows-spanned="1">
            <text:p>Make an API call to get a country list to show on the select input</text:p>
            <text:p><text:span text:style-name="T1"> &gt;make an API call to get the specific information of the selected country and plot it on the cards. </text:span>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13</text:p>
          </table:table-cell>
          <table:table-cell office:value-type="string" calcext:value-type="string" table:number-columns-spanned="4" table:number-rows-spanned="1">
            <text:p/>
            <text:p>Show on cards the select country information, cases, recovered and deaths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R14</text:p>
          </table:table-cell>
          <table:table-cell office:value-type="string" calcext:value-type="string" table:number-columns-spanned="4" table:number-rows-spanned="1">
            <text:p>Show a progress bar based on the type of case selected and also the population and the amount of selection (cases, recovered, deaths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R15</text:p>
          </table:table-cell>
          <table:table-cell office:value-type="string" calcext:value-type="string" table:number-columns-spanned="4" table:number-rows-spanned="1">
            <text:p/>
            <text:p>Change the color of the cards, progress bar and map circles depending on the type of cases the user selects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R16</text:p>
          </table:table-cell>
          <table:table-cell office:value-type="string" calcext:value-type="string" table:number-columns-spanned="4" table:number-rows-spanned="1">
            <text:p>Plot a map were the information is going to be plotted.</text:p>
            <text:p/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FR17</text:p>
          </table:table-cell>
          <table:table-cell office:value-type="string" calcext:value-type="string" table:number-columns-spanned="4" table:number-rows-spanned="1">
            <text:p/>
            <text:p>Create circles and plot them inside the map. </text:p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FR18</text:p>
          </table:table-cell>
          <table:table-cell office:value-type="string" calcext:value-type="string" table:number-columns-spanned="4" table:number-rows-spanned="1">
            <text:p>Create pop-up inside the circles showing information of the selected country </text:p>
            <text:p/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FR19</text:p>
          </table:table-cell>
          <table:table-cell office:value-type="string" calcext:value-type="string" table:number-columns-spanned="4" table:number-rows-spanned="1">
            <text:p>Make an API call to get all the countries cases, and format this data so it can sent to the circles component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8">
          <table:table-cell table:style-name="ce2"/>
          <table:table-cell office:value-type="string" calcext:value-type="string" table:number-columns-spanned="4" table:number-rows-spanned="1">
            <text:p>Get the vaccination historical of all the countries and add it to the information that is going to sent to the circles component</text:p>
          </table:table-cell>
          <table:covered-table-cell table:number-columns-repeated="3" table:style-name="ce2"/>
          <table:table-cell table:style-name="ce2" office:value-type="float" office:value="0.25" calcext:value-type="float">
            <text:p>0.25</text:p>
          </table:table-cell>
          <table:table-cell table:style-name="ce2" table:number-columns-repeated="1018"/>
        </table:table-row>
        <table:table-row table:style-name="ro5">
          <table:table-cell/>
          <table:table-cell office:value-type="string" calcext:value-type="string" table:number-columns-spanned="4" table:number-rows-spanned="1">
            <text:p>Make a function that simulates a player, this function is in charge of changing the data every 200ms, it will update all the values that the Circles and table need to work. 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2">
          <table:table-cell/>
          <table:table-cell table:style-name="Default" office:value-type="string" calcext:value-type="string" table:number-columns-spanned="4" table:number-rows-spanned="1">
            <text:p>When the user pause the player it should pause the player and maintain the same date.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 table:number-columns-spanned="4" table:number-rows-spanned="1">
            <text:p>When the user stop the player it should stop the player and update the date to the first date of registries of COVID.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 table:number-columns-spanned="4" table:number-rows-spanned="1">
            <text:p>Create a label option so when the user clicks on it, it closes or shows the circles that belongs to that label. 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4" table:number-rows-spanned="1">
            <text:p>A table that shows all the information of the countries and rank them from top to bottom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 table:number-columns-spanned="4" table:number-rows-spanned="1">
            <text:p>Create 2 inputs of countries and create a table with those countries information</text:p>
          </table:table-cell>
          <table:covered-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 table:number-columns-spanned="4" table:number-rows-spanned="1">
            <text:p>make a chart that will display the received information of those countries. 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 table:number-columns-spanned="4" table:number-rows-spanned="1">
            <text:p>Format the received data from the select input, it has to be in a format that ChartJs understands. <text:s/>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 table:number-columns-spanned="4" table:number-rows-spanned="1">
            <text:p>create an input of type of cases and update the data displayed on the chart</text:p>
          </table:table-cell>
          <table:covered-table-cell table:number-columns-repeated="3"/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6">
          <table:table-cell table:style-name="ce3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3" table:formula="of:=SUM ([.F6:.F2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6" table:number-rows-spanned="2">
            <text:p>Ismael 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covered-table-cell/>
          <table:covered-table-cell table:style-name="Default"/>
          <table:covered-table-cell table:number-columns-repeated="4"/>
          <table:table-cell table:number-columns-repeated="1018"/>
        </table:table-row>
        <table:table-row table:style-name="ro17">
          <table:table-cell office:value-type="string" calcext:value-type="string">
            <text:p>ID</text:p>
          </table:table-cell>
          <table:table-cell table:style-name="Default" office:value-type="string" calcext:value-type="string" table:number-columns-spanned="4" table:number-rows-spanned="1">
            <text:p><text:s/>Functional requirements</text:p>
          </table:table-cell>
          <table:covered-table-cell table:number-columns-repeated="3"/>
          <table:table-cell office:value-type="string" calcext:value-type="string">
            <text:p>Workload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2</text:p>
          </table:table-cell>
          <table:table-cell table:style-name="Default" office:value-type="string" calcext:value-type="string" table:number-columns-spanned="4" table:number-rows-spanned="1">
            <text:p>Show the landing page main view section. Enter the World, Spain or Covid information.</text:p>
            <text:p/>
            <text:p>First view of our application. The user will be able to choose what he wants to see first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FR13</text:p>
          </table:table-cell>
          <table:table-cell office:value-type="string" calcext:value-type="string" table:number-columns-spanned="4" table:number-rows-spanned="1">
            <text:p>Create a view with information specifically of Spain.</text:p>
            <text:p/>
            <text:p>Map with information of Spain. Users will be able to see dome data in graphs formats and plain text hovering each region.</text:p>
            <text:p/>
            <text:p/>
          </table:table-cell>
          <table:covered-table-cell table:number-columns-repeated="3"/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FR14</text:p>
          </table:table-cell>
          <table:table-cell office:value-type="string" calcext:value-type="string" table:number-columns-spanned="4" table:number-rows-spanned="1">
            <text:p>Show map by provinces of cases using geojson.</text:p>
            <text:p>Using the GeoJSON standard to load coordinates to our map</text:p>
            <text:p/>
          </table:table-cell>
          <table:covered-table-cell table:number-columns-repeated="3"/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5</text:p>
          </table:table-cell>
          <table:table-cell table:style-name="Default" office:value-type="string" calcext:value-type="string" table:number-columns-spanned="4" table:number-rows-spanned="1">
            <text:p>Let user choose one region (highlighting region)</text:p>
            <text:p/>
            <text:p>Through different colors, the user will be able to choose a region over another one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6</text:p>
          </table:table-cell>
          <table:table-cell table:style-name="Default" office:value-type="string" calcext:value-type="string" table:number-columns-spanned="4" table:number-rows-spanned="1">
            <text:p>Total Cases, Hospitalizations, UCI, and Defunctions. Click event will show preview data.</text:p>
            <text:p/>
            <text:p>At the click event, the user will see a summary of the most relevant data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7</text:p>
          </table:table-cell>
          <table:table-cell table:style-name="Default" office:value-type="string" calcext:value-type="string" table:number-columns-spanned="4" table:number-rows-spanned="1">
            <text:p>Show a map of restrictions and let the user choose one region.</text:p>
            <text:p/>
            <text:p>For each region, load some restrictions established by each government. </text:p>
            <text:p/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8</text:p>
          </table:table-cell>
          <table:table-cell table:style-name="Default" office:value-type="string" calcext:value-type="string" table:number-columns-spanned="4" table:number-rows-spanned="1">
            <text:p>Mobile friendly interface (responsive)</text:p>
            <text:p/>
            <text:p>I’ll use some framework to load my styles easier than creating my own rules.</text:p>
            <text:p/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FR19</text:p>
          </table:table-cell>
          <table:table-cell table:style-name="Default" office:value-type="string" calcext:value-type="string" table:number-columns-spanned="4" table:number-rows-spanned="1">
            <text:p>Plot some information with chartJS.</text:p>
            <text:p/>
            <text:p>I’ll use this free library to plot my data dynamically depending on the user.</text:p>
            <text:p/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3" office:value-type="float" office:value="10" calcext:value-type="float">
            <text:p>1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20:11:24.086264672</meta:creation-date>
    <dc:date>2021-05-27T21:10:03.676388460</dc:date>
    <meta:editing-duration>PT5M45S</meta:editing-duration>
    <meta:editing-cycles>1</meta:editing-cycles>
    <meta:document-statistic meta:table-count="1" meta:cell-count="80" meta:object-count="0"/>
    <meta:generator>LibreOffice/6.4.7.2$Linux_X86_64 LibreOffice_project/40$Build-2</meta:generator>
    <meta:user-defined meta:name=""/>
  </office:meta>
</office:document-meta>
</file>